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rsid="001b20c4" officeooo:paragraph-rsid="001b20c4"/>
    </style:style>
    <style:style style:name="P3" style:family="paragraph" style:parent-style-name="Standard" style:list-style-name="L2"/>
    <style:style style:name="P4" style:family="paragraph" style:parent-style-name="Text_20_body" style:list-style-name="L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ile System</text:h>
      <text:h text:style-name="Heading_20_2" text:outline-level="2">My thoughts:</text:h>
      <text:list xml:id="list7202645169961949312" text:style-name="L1">
        <text:list-item>
          <text:p text:style-name="P1"><text:bookmark text:name="firstHeading"/>Log-structured file system</text:p>
        </text:list-item>
        <text:list-item>
          <text:p text:style-name="P2"/>
        </text:list-item>
        <text:list-item>
          <text:p text:style-name="P2"/>
        </text:list-item>
      </text:list>
      <text:h text:style-name="Heading_20_2" text:outline-level="2">A Low-bandwidth Network File System</text:h>
      <text:list xml:id="list3863889987440027516" text:style-name="L2">
        <text:list-item>
          <text:p text:style-name="P3">Has too many round-trips</text:p>
        </text:list-item>
        <text:list-item>
          <text:p text:style-name="P3">build on top of NFS</text:p>
        </text:list-item>
      </text:list>
      <text:h text:style-name="Heading_20_2" text:outline-level="2">Disconnected System Operation in the Coda File</text:h>
      <text:list xml:id="list3997272734295069268" text:style-name="L3"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Sparks</meta:initial-creator>
    <meta:creation-date>2016-07-12T22:03:20.016921469</meta:creation-date>
    <dc:date>2016-07-25T01:58:27.607971241</dc:date>
    <dc:creator>Tom Sparks</dc:creator>
    <meta:editing-duration>PT8H8M52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10" meta:word-count="34" meta:character-count="179" meta:non-whitespace-character-count="158"/>
  </office:meta>
</office:document-meta>
</file>